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line-height="200%"/>
      <style:text-properties style:font-name="Times new roman" fo:font-weight="bold" officeooo:paragraph-rsid="001a4287" style:font-weight-asian="bold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weight="bold" officeooo:paragraph-rsid="0018161d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style="italic" fo:font-weight="normal" officeooo:rsid="001c5f4e" officeooo:paragraph-rsid="001c5f4e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200%"/>
      <style:text-properties officeooo:paragraph-rsid="001a4287"/>
    </style:style>
    <style:style style:name="T1" style:family="text">
      <style:text-properties fo:font-style="normal" style:text-underline-style="none" fo:font-weight="normal" officeooo:rsid="000b8a02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a4287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f5e10" style:font-style-asian="normal" style:font-weight-asian="normal" style:font-style-complex="normal" style:font-weight-complex="normal"/>
    </style:style>
    <style:style style:name="T4" style:family="text">
      <style:text-properties style:text-underline-style="none" fo:font-weight="normal" officeooo:rsid="000b8a02" style:font-weight-asian="normal" style:font-weight-complex="normal"/>
    </style:style>
    <style:style style:name="T5" style:family="text">
      <style:text-properties style:text-underline-style="none" fo:font-weight="normal" officeooo:rsid="00106784" style:font-weight-asian="normal" style:font-weight-complex="normal"/>
    </style:style>
    <style:style style:name="T6" style:family="text">
      <style:text-properties style:text-underline-style="none" fo:font-weight="normal" officeooo:rsid="001324d9" style:font-weight-asian="normal" style:font-weight-complex="normal"/>
    </style:style>
    <style:style style:name="T7" style:family="text">
      <style:text-properties officeooo:rsid="0018161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4287" style:font-weight-asian="normal" style:font-weight-complex="normal"/>
    </style:style>
    <style:style style:name="T10" style:family="text">
      <style:text-properties fo:font-weight="normal" officeooo:rsid="001324d9" style:font-weight-asian="normal" style:font-weight-complex="normal"/>
    </style:style>
    <style:style style:name="T11" style:family="text">
      <style:text-properties fo:font-weight="normal" officeooo:rsid="0020b09d" style:font-weight-asian="normal" style:font-weight-complex="normal"/>
    </style:style>
    <style:style style:name="T12" style:family="text">
      <style:text-properties officeooo:rsid="001d78b3"/>
    </style:style>
    <style:style style:name="T13" style:family="text">
      <style:text-properties officeooo:rsid="001f5e10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fo:font-weight="normal" officeooo:rsid="001f5e10" style:font-weight-asian="normal" style:font-weight-complex="normal"/>
    </style:style>
    <style:style style:name="T17" style:family="text">
      <style:text-properties style:font-name="Times new roman" fo:font-weight="normal" officeooo:rsid="0020b09d" style:font-weight-asian="normal" style:font-weight-complex="normal"/>
    </style:style>
    <style:style style:name="T18" style:family="text">
      <style:text-properties officeooo:rsid="0020b0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<text:span text:style-name="T7">ª </text:span>LISTA DE EXERCÍCIOS – Aritmética Computacional</text:p>
      <text:p text:style-name="P4"/>
      <text:p text:style-name="P1">1) Faça adição dos seguintes valores binários considerando a representação sem sinal.</text:p>
      <text:p text:style-name="P1">a) <text:span text:style-name="T1">1000</text:span></text:p>
      <text:p text:style-name="P1">b) <text:span text:style-name="T1">10111</text:span></text:p>
      <text:p text:style-name="P1">c) <text:span text:style-name="T4"><text:s/>10000</text:span></text:p>
      <text:p text:style-name="P1">d) <text:span text:style-name="T4">10</text:span><text:span text:style-name="T5">1</text:span><text:span text:style-name="T4">001</text:span></text:p>
      <text:p text:style-name="P1"/>
      <text:p text:style-name="P1">2) Refaça a questão “1” considerando agora a representação de sinal com complemento a dois. <text:span text:style-name="T12">Considerar a mesma capacidade em bits dos operandos.</text:span></text:p>
      <text:p text:style-name="P2">a) <text:span text:style-name="T1"><text:s/></text:span><text:span text:style-name="T3">1000 → Overflow</text:span></text:p>
      <text:p text:style-name="P5"><text:span text:style-name="T14">b) </text:span><text:span text:style-name="T16">Overflow</text:span></text:p>
      <text:p text:style-name="P2">c) <text:span text:style-name="T11">Overflow</text:span></text:p>
      <text:p text:style-name="P5"><text:span text:style-name="T14">d)</text:span><text:span text:style-name="T15"> </text:span><text:span text:style-name="T17">01001 → 9</text:span></text:p>
      <text:p text:style-name="P1"/>
      <text:p text:style-name="P1">3) Faça a subtração dos seguintes valores binários considerando a representação de sinal com</text:p>
      <text:p text:style-name="P1">complemento a dois.</text:p>
      <text:p text:style-name="P1">a) <text:span text:style-name="T10">0011</text:span></text:p>
      <text:p text:style-name="P1">b) <text:span text:style-name="T10">1001</text:span></text:p>
      <text:p text:style-name="P1">c) <text:span text:style-name="T10"><text:s/>01011</text:span></text:p>
      <text:p text:style-name="P1">d) <text:span text:style-name="T6">00001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20:33:24.229388294</meta:creation-date>
    <dc:date>2020-08-24T21:49:50.803021276</dc:date>
    <meta:editing-duration>PT53M9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1" meta:paragraph-count="17" meta:word-count="86" meta:character-count="507" meta:non-whitespace-character-count="434"/>
  </office:meta>
</office:document-meta>
</file>